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06e" officeooo:paragraph-rsid="0015806e"/>
    </style:style>
    <style:style style:name="P2" style:family="paragraph" style:parent-style-name="Standard">
      <style:text-properties fo:font-weight="bold" officeooo:rsid="0017b1e0" officeooo:paragraph-rsid="0017b1e0" style:font-weight-asian="bold" style:font-weight-complex="bold"/>
    </style:style>
    <style:style style:name="P3" style:family="paragraph" style:parent-style-name="Standard">
      <style:text-properties fo:font-weight="bold" officeooo:rsid="00186377" officeooo:paragraph-rsid="00186377" style:font-weight-asian="bold" style:font-weight-complex="bold"/>
    </style:style>
    <style:style style:name="P4" style:family="paragraph" style:parent-style-name="Standard">
      <style:text-properties fo:font-weight="bold" officeooo:rsid="001b738f" officeooo:paragraph-rsid="001b738f" style:font-weight-asian="bold" style:font-weight-complex="bold"/>
    </style:style>
    <style:style style:name="P5" style:family="paragraph" style:parent-style-name="Standard">
      <style:text-properties fo:font-weight="bold" officeooo:rsid="001f1632" officeooo:paragraph-rsid="001f1632" style:font-weight-asian="bold" style:font-weight-complex="bold"/>
    </style:style>
    <style:style style:name="P6" style:family="paragraph" style:parent-style-name="Standard">
      <style:text-properties fo:font-weight="bold" officeooo:rsid="001f434f" officeooo:paragraph-rsid="001f434f" style:font-weight-asian="bold" style:font-weight-complex="bold"/>
    </style:style>
    <style:style style:name="P7" style:family="paragraph" style:parent-style-name="Standard">
      <style:text-properties fo:font-weight="bold" officeooo:rsid="002451f5" officeooo:paragraph-rsid="002451f5" style:font-weight-asian="bold" style:font-weight-complex="bold"/>
    </style:style>
    <style:style style:name="P8" style:family="paragraph" style:parent-style-name="Standard">
      <style:text-properties fo:font-weight="bold" officeooo:rsid="00294cbb" officeooo:paragraph-rsid="00294cb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5806e" officeooo:paragraph-rsid="0015806e" style:font-weight-asian="bold" style:font-weight-complex="bold"/>
    </style:style>
    <style:style style:name="P10" style:family="paragraph" style:parent-style-name="Standard">
      <style:text-properties officeooo:paragraph-rsid="001628fd"/>
    </style:style>
    <style:style style:name="P11" style:family="paragraph" style:parent-style-name="Standard">
      <style:text-properties officeooo:paragraph-rsid="0017b1e0"/>
    </style:style>
    <style:style style:name="P12" style:family="paragraph" style:parent-style-name="Standard">
      <style:text-properties officeooo:paragraph-rsid="00186377"/>
    </style:style>
    <style:style style:name="P13" style:family="paragraph" style:parent-style-name="Standard">
      <style:text-properties officeooo:rsid="00186377" officeooo:paragraph-rsid="00186377"/>
    </style:style>
    <style:style style:name="P14" style:family="paragraph" style:parent-style-name="Standard">
      <style:text-properties officeooo:rsid="001b738f" officeooo:paragraph-rsid="001b738f"/>
    </style:style>
    <style:style style:name="P15" style:family="paragraph" style:parent-style-name="Standard">
      <style:text-properties officeooo:rsid="001d291c" officeooo:paragraph-rsid="001d291c"/>
    </style:style>
    <style:style style:name="P16" style:family="paragraph" style:parent-style-name="Standard">
      <style:text-properties officeooo:rsid="001d48f4" officeooo:paragraph-rsid="001d48f4"/>
    </style:style>
    <style:style style:name="P17" style:family="paragraph" style:parent-style-name="Standard">
      <style:text-properties officeooo:rsid="001f1632" officeooo:paragraph-rsid="001f1632"/>
    </style:style>
    <style:style style:name="P18" style:family="paragraph" style:parent-style-name="Standard">
      <style:text-properties officeooo:paragraph-rsid="001f1632"/>
    </style:style>
    <style:style style:name="P19" style:family="paragraph" style:parent-style-name="Standard">
      <style:text-properties officeooo:rsid="001f434f" officeooo:paragraph-rsid="001f434f"/>
    </style:style>
    <style:style style:name="P20" style:family="paragraph" style:parent-style-name="Standard">
      <style:text-properties officeooo:rsid="002281e6" officeooo:paragraph-rsid="002281e6"/>
    </style:style>
    <style:style style:name="P21" style:family="paragraph" style:parent-style-name="Standard">
      <style:text-properties officeooo:rsid="00233d63" officeooo:paragraph-rsid="00233d63"/>
    </style:style>
    <style:style style:name="P22" style:family="paragraph" style:parent-style-name="Standard">
      <style:text-properties officeooo:rsid="002451f5" officeooo:paragraph-rsid="002451f5"/>
    </style:style>
    <style:style style:name="P23" style:family="paragraph" style:parent-style-name="Standard">
      <style:text-properties officeooo:rsid="002560b7" officeooo:paragraph-rsid="002560b7"/>
    </style:style>
    <style:style style:name="P24" style:family="paragraph" style:parent-style-name="Standard">
      <style:text-properties officeooo:rsid="002627ea" officeooo:paragraph-rsid="002627ea"/>
    </style:style>
    <style:style style:name="P25" style:family="paragraph" style:parent-style-name="Standard">
      <style:text-properties officeooo:rsid="00280bca" officeooo:paragraph-rsid="00280bca"/>
    </style:style>
    <style:style style:name="P26" style:family="paragraph" style:parent-style-name="Standard">
      <style:text-properties officeooo:rsid="0028ae59" officeooo:paragraph-rsid="0028ae59"/>
    </style:style>
    <style:style style:name="P27" style:family="paragraph" style:parent-style-name="Standard">
      <style:text-properties officeooo:rsid="00294cbb" officeooo:paragraph-rsid="00294cbb"/>
    </style:style>
    <style:style style:name="P28" style:family="paragraph" style:parent-style-name="Standard">
      <style:paragraph-properties fo:break-before="page"/>
      <style:text-properties officeooo:paragraph-rsid="001f1632"/>
    </style:style>
    <style:style style:name="P29" style:family="paragraph" style:parent-style-name="Standard">
      <style:paragraph-properties fo:break-before="page"/>
      <style:text-properties officeooo:rsid="0028ae59" officeooo:paragraph-rsid="0028ae59"/>
    </style:style>
    <style:style style:name="P30" style:family="paragraph" style:parent-style-name="Preformatted_20_Text">
      <style:text-properties officeooo:rsid="001f1632" officeooo:paragraph-rsid="001f1632"/>
    </style:style>
    <style:style style:name="P31" style:family="paragraph" style:parent-style-name="Standard">
      <style:text-properties officeooo:rsid="00294cbb" officeooo:paragraph-rsid="001d291c"/>
    </style:style>
    <style:style style:name="T1" style:family="text">
      <style:text-properties officeooo:rsid="0015806e"/>
    </style:style>
    <style:style style:name="T2" style:family="text">
      <style:text-properties officeooo:rsid="0017b1e0"/>
    </style:style>
    <style:style style:name="T3" style:family="text">
      <style:text-properties officeooo:rsid="0018637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91ff"/>
    </style:style>
    <style:style style:name="T6" style:family="text">
      <style:text-properties officeooo:rsid="001a5e61"/>
    </style:style>
    <style:style style:name="T7" style:family="text">
      <style:text-properties officeooo:rsid="001f1632"/>
    </style:style>
    <style:style style:name="T8" style:family="text">
      <style:text-properties officeooo:rsid="0020a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ção ao CakePHP 3</text:p>
      <text:p text:style-name="P1"/>
      <text:p text:style-name="P13">Resumo do tutorial CakePHP num Piscar de Olhos - <text:a xlink:type="simple" xlink:href="http://book.cakephp.org/3.0/pt/intro.html" text:style-name="Internet_20_link" text:visited-style-name="Visited_20_Internet_20_Link">http://book.cakephp.org/3.0/pt/intro.html</text:a> </text:p>
      <text:p text:style-name="P13"/>
      <text:p text:style-name="P10"><text:span text:style-name="T1">O CakePHP foi concebido para tornar tarefas de desenvolvimento web mais simples e fáceis, pois </text:span>fornece uma caixa de ferramentas completa para você poder começa<text:span text:style-name="T1">.</text:span></text:p>
      <text:p text:style-name="P10"/>
      <text:p text:style-name="P2">Convenções sobre Configurações</text:p>
      <text:p text:style-name="P11"><text:span text:style-name="T2">Esta é uma filosofia do CakePHP, oferecer algumas convenções, nós seguirmos estas convenções para evitar muitas configurações. </text:span>Apesar das convenções levarem algum tempo para serem assimiladas <text:span text:style-name="T2">você</text:span> evita configuração desnecessári<text:span text:style-name="T2">as</text:span> e cria uma estrutura de aplicação uniforme.</text:p>
      <text:p text:style-name="P11"/>
      <text:p text:style-name="P3">MVC</text:p>
      <text:p text:style-name="P13">O CakePHP usa o padrão MVC, separando bem o seu código em 3 camadas: Model, View e Controller.</text:p>
      <text:p text:style-name="P12"/>
      <text:p text:style-name="P3">A Camada Model</text:p>
      <text:p text:style-name="P12">A camada Model representa a parte da sua aplicação que implementa a <text:span text:style-name="T4">lógica de negócio</text:span>. Ela é responsável por recuperar dados e <text:span text:style-name="T3">devolver para o controller</text:span>. Isto inclui processar, validar, associar ou qualquer outra tarefa relacionada à manipulação de dados.</text:p>
      <text:p text:style-name="P12"/>
      <text:p text:style-name="P3">A Camada View</text:p>
      <text:p text:style-name="P12">A View renderiza uma apresentação de dados modelados. <text:span text:style-name="T6">É</text:span> responsável por <text:span text:style-name="T5">apresentar os dados recebidos do Model para o usuário em forma de página, formulário, links, tabelas, etc</text:span>.</text:p>
      <text:p text:style-name="P12"/>
      <text:p text:style-name="P4">A Camada Controller</text:p>
      <text:p text:style-name="P14">A camada Controller manipula requisições dos usuários e intermedia informações recebidas do Model para a View. É responsável por renderizar uma resposta com o auxílio de ambas as camadas, Model e View respectivamente.</text:p>
      <text:p text:style-name="P14"/>
      <text:p text:style-name="P1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0-18T15:27:14.700687197</meta:creation-date>
    <dc:date>2016-10-19T17:36:15.299141102</dc:date>
    <dc:creator>Ribamar </dc:creator>
    <meta:editing-duration>PT2H28M6S</meta:editing-duration>
    <meta:editing-cycles>21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208" meta:character-count="1372" meta:non-whitespace-character-count="1176"/>
  </office:meta>
</office:document-meta>
</file>